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Helvetica" fo:color="#333333" fo:font-size="10.5pt" style:font-size-asian="10.5pt" style:font-size-complex="10.5pt" fo:background-color="#FFFFFF"/>
    </style:style>
  </office:automatic-styles>
  <office:body>
    <office:text text:use-soft-page-breaks="true">
      <text:p text:style-name="P1">Test videos for PFP</text:p>
      <text:p text:style-name="Standard">(Fractals) &lt;iframe width="560" height="315" src="https://www.youtube.com/embed/xLgaoorsi9U" frameborder="0" allowfullscreen&gt;&lt;/iframe&gt;</text:p>
      <text:p text:style-name="Standard">(time)"<text:a xlink:href="https://www.youtube.com/embed/MN4KC_zlW4g" office:target-frame-name="_top" xlink:show="replace">https://www.youtube.com/embed/MN4KC_zlW4g</text:a></text:p>
      <text:p text:style-name="Standard">(second triad) &lt;iframe width="560" height="315" src="https://www.youtube.com/embed/jQBhpLwKKEw" frameborder="0" allowfullscreen&gt;&lt;/iframe&gt;</text:p>
      <text:p text:style-name="Standard"/>
      <text:p text:style-name="Standard">Conclusion</text:p>
      <text:p text:style-name="Standard">&lt;iframe width="496" height="296" src="https://www.youtube.com/embed/pVEeXjPiw54" frameborder="0" allowfullscreen&gt;&lt;/iframe&gt;</text:p>
      <text:p text:style-name="Standard"/>
      <text:p text:style-name="Standard"><text:span text:style-name="T2">In summary the prime fractal philosophy is a form of monism. The definition of monism is a theory or doctrine that denies the existence of a distinction or duality, such as that between matter and mind, or God and the world.It contains elements of theses two sub categories of monism - Neutral Monism: This dual-aspect theory maintains that existence consists of one kind of primal substance (hence monism), which in itself is neither mental nor physical, but is capable of mental and physical aspects or attributes. Thus, there is some other, neutral substance (variously labelled as Substance, Nature or God), and that both matter and mind are properties of this other unknown substance. Such a position was adopted by Baruch Spinoza and also by Bertrand Russell for a time.Reflexive Monism: This is a dual-aspect theory (in the tradition of Spinoza) which argues that the one basic stuff of which the universe iscomposed has the potential to manifest both physically and as conscious experience (such as human beings) which can then have a view of both the rest of the universe and themselves (hence 'reflexive').It is a contemporary take on a concept which has been present in human thought for millennia, such as in later Vedic writings like the 'Upanishads' and some beliefs from ancient Egyp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yant Feld</meta:initial-creator>
    <dc:creator>Sifu Bryant K. Feld</dc:creator>
    <meta:creation-date>2015-10-28T23:36:00Z</meta:creation-date>
    <dc:date>2016-12-19T02:13:00Z</dc:date>
    <meta:template xlink:href="Normal" xlink:type="simple"/>
    <meta:editing-cycles>6</meta:editing-cycles>
    <meta:editing-duration>PT2160S</meta:editing-duration>
    <meta:document-statistic meta:page-count="1" meta:paragraph-count="3" meta:word-count="274" meta:character-count="1834" meta:row-count="13" meta:non-whitespace-character-count="1563"/>
  </office:meta>
</office:document-meta>
</file>